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2faf9c" officeooo:paragraph-rsid="002faf9c" style:font-style-asian="italic" style:font-style-complex="italic"/>
    </style:style>
    <style:style style:name="P2" style:family="paragraph" style:parent-style-name="Text_20_body">
      <style:text-properties officeooo:rsid="002faf9c" officeooo:paragraph-rsid="002faf9c"/>
    </style:style>
    <style:style style:name="P3" style:family="paragraph" style:parent-style-name="Text_20_body">
      <style:text-properties officeooo:rsid="0040909b" officeooo:paragraph-rsid="0040909b"/>
    </style:style>
    <style:style style:name="P4" style:family="paragraph" style:parent-style-name="Text_20_body">
      <style:text-properties officeooo:rsid="00450220" officeooo:paragraph-rsid="00450220"/>
    </style:style>
    <style:style style:name="P5" style:family="paragraph" style:parent-style-name="Heading_20_2">
      <style:text-properties officeooo:rsid="002faf9c" officeooo:paragraph-rsid="002faf9c"/>
    </style:style>
    <style:style style:name="P6" style:family="paragraph" style:parent-style-name="Heading_20_2">
      <style:text-properties officeooo:rsid="001d4ac8" officeooo:paragraph-rsid="001d594e"/>
    </style:style>
    <style:style style:name="P7" style:family="paragraph" style:parent-style-name="Heading_20_2">
      <style:text-properties officeooo:rsid="004aff73" officeooo:paragraph-rsid="004aff73"/>
    </style:style>
    <style:style style:name="P8" style:family="paragraph" style:parent-style-name="Text_20_body" style:list-style-name="L1">
      <style:text-properties officeooo:rsid="0040909b" officeooo:paragraph-rsid="0040909b"/>
    </style:style>
    <style:style style:name="P9" style:family="paragraph" style:parent-style-name="Text_20_body">
      <style:text-properties officeooo:rsid="0040909b" officeooo:paragraph-rsid="0040909b"/>
    </style:style>
    <style:style style:name="P10" style:family="paragraph" style:parent-style-name="Text_20_body" style:list-style-name="L1">
      <style:text-properties officeooo:rsid="0028a6e5" officeooo:paragraph-rsid="0041b54c"/>
    </style:style>
    <style:style style:name="P11" style:family="paragraph" style:parent-style-name="Text_20_body">
      <style:text-properties officeooo:rsid="004aff73" officeooo:paragraph-rsid="004aff73"/>
    </style:style>
    <style:style style:name="T1" style:family="text">
      <style:text-properties officeooo:rsid="002a473d"/>
    </style:style>
    <style:style style:name="T2" style:family="text">
      <style:text-properties officeooo:rsid="003467bf"/>
    </style:style>
    <style:style style:name="T3" style:family="text">
      <style:text-properties officeooo:rsid="003659e4"/>
    </style:style>
    <style:style style:name="T4" style:family="text">
      <style:text-properties officeooo:rsid="00383624"/>
    </style:style>
    <style:style style:name="T5" style:family="text">
      <style:text-properties officeooo:rsid="003f748e"/>
    </style:style>
    <style:style style:name="T6" style:family="text">
      <style:text-properties fo:font-variant="normal" fo:text-transform="none" fo:color="#222222" style:font-name="arial" fo:font-size="10.5pt" fo:letter-spacing="normal" fo:font-style="normal" fo:font-weight="normal" officeooo:rsid="000b5975" style:font-size-asian="10.5pt" style:font-size-complex="10.5pt"/>
    </style:style>
    <style:style style:name="T7" style:family="text">
      <style:text-properties style:text-position="super 58%"/>
    </style:style>
    <style:style style:name="T8" style:family="text">
      <style:text-properties officeooo:rsid="00431412"/>
    </style:style>
    <style:style style:name="T9" style:family="text">
      <style:text-properties officeooo:rsid="0046b815"/>
    </style:style>
    <style:style style:name="T10" style:family="text">
      <style:text-properties officeooo:rsid="00479de4"/>
    </style:style>
    <style:style style:name="T11" style:family="text">
      <style:text-properties officeooo:rsid="0048f92c"/>
    </style:style>
    <style:style style:name="T12" style:family="text">
      <style:text-properties officeooo:rsid="0049de07"/>
    </style:style>
    <style:style style:name="T13" style:family="text">
      <style:text-properties officeooo:rsid="004c46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glas Selph <text:span text:style-name="T5">7</text:span>/<text:span text:style-name="T5">20</text:span>/17, <text:span text:style-name="T2">doc revision 1</text:span></text:p>
      <text:h text:style-name="P5" text:outline-level="2">Project</text:h>
      <text:p text:style-name="P2">The interview for <text:span text:style-name="T5">Vaporstream</text:span> included a Coding Challenge <text:span text:style-name="T3">as o</text:span>utlined in the document “CODING_INSTRUCTIONS”.</text:p>
      <text:h text:style-name="P7" text:outline-level="2">Thoughts</text:h>
      <text:h text:style-name="Heading_20_3" text:outline-level="3">Challenges</text:h>
      <text:p text:style-name="P3">The only challenge really was just learning the particulars of how to work with the <text:span text:style-name="T6">worldweatheronline </text:span>API. In general I would say they provided a fairly straight forward and easy to work with interface with minimal bugs. (There was one curiosity that I think was a bug).</text:p>
      <text:h text:style-name="Heading_20_3" text:outline-level="3">One Activity not Two</text:h>
      <text:p text:style-name="P11">The instructions implied strongly to have a search activity and then display the result in a separate activity. However, I took the liberty to instead display the results within the same page as the search <text:span text:style-name="T13">activity</text:span> because it seemed more natural from a UI perspective to do it this way.</text:p>
      <text:h text:style-name="Heading_20_3" text:outline-level="3">Extra Code</text:h>
      <text:p text:style-name="P3">At first I mistakenly queries using their SEARCH API, instead of the LOCAL WEATHER api. Once I discovered my mistake I easily flip<text:span text:style-name="T12">ped</text:span> over to the proper LOCAL WEATHER api. However, in the code you will see I retained the work of accessing the SEARCH api. I did this because I thought it would be nice to allow the app to be extended to query from all the different API’s available. Not just from the LOCAL weather api. <text:span text:style-name="T11">If code brevity is a concern this unnecessary code could easily be removed.</text:span></text:p>
      <text:p text:style-name="P4">The other thing I <text:span text:style-name="T10">left as comments the pulling in of a lot more </text:span>available information that the site is providing even though the coding instructions only indicated that you wanted to display <text:span text:style-name="T9">comparatively very little o</text:span>f it. <text:span text:style-name="T10">I did this where it was easy to do. However, t</text:span>his means there is quite a bit of room for the code to be streamlined if brevity of code <text:span text:style-name="T10">comments</text:span> is more of a concern than <text:span text:style-name="T10">indicating via comments possible </text:span>enhancements in the future.</text:p>
      <text:h text:style-name="P6" text:outline-level="2">CODING FEATURES</text:h>
      <text:h text:style-name="Heading_20_3" text:outline-level="3">3<text:span text:style-name="T7">rd</text:span> Party Librar<text:span text:style-name="T8">i</text:span>es</text:h>
      <text:list xml:id="list591320463" text:style-name="L1">
        <text:list-item>
          <text:p text:style-name="P8">Butterknife: provides very simple to use abbreviations to the common Android findViewById pattern.</text:p>
        </text:list-item>
        <text:list-item>
          <text:p text:style-name="P10">EventBus (by Greenrobot): A very simple to use event bus scheme. Using this simplifies message passing between distant components. Better in certain instances than trying to <text:span text:style-name="T1">an </text:span><text:soft-page-break/>establish<text:span text:style-name="T1"> overly cumbersome</text:span> a network of listeners. <text:span text:style-name="T4">I really like this library.</text:span></text:p>
        </text:list-item>
        <text:list-item>
          <text:p text:style-name="P8">Timber: A nice library to handle debug message reporting rather than Log.</text:p>
        </text:list-item>
        <text:list-item>
          <text:p text:style-name="P8">Picasso: A nice way to grab image/icons from local or remote loca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14:45.510493035</meta:creation-date>
    <meta:generator>LibreOffice/5.3.4.2$Linux_X86_64 LibreOffice_project/f82d347ccc0be322489bf7da61d7e4ad13fe2ff3</meta:generator>
    <dc:date>2017-07-20T16:38:11.967736373</dc:date>
    <meta:editing-duration>PT9H4M25S</meta:editing-duration>
    <meta:editing-cycles>39</meta:editing-cycles>
    <meta:document-statistic meta:table-count="0" meta:image-count="0" meta:object-count="0" meta:page-count="2" meta:paragraph-count="17" meta:word-count="384" meta:character-count="2241" meta:non-whitespace-character-count="1878"/>
  </office:meta>
</office:document-meta>
</file>